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c98d" officeooo:paragraph-rsid="0003c98d"/>
    </style:style>
    <style:style style:name="P2" style:family="paragraph" style:parent-style-name="Standard">
      <style:text-properties officeooo:paragraph-rsid="0003c98d"/>
    </style:style>
    <style:style style:name="T1" style:family="text">
      <style:text-properties officeooo:rsid="0003c9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igo xml que contiene datos especificados</text:p>
      <text:p text:style-name="P1"/>
      <text:p text:style-name="P1">&lt;?xml version="1.0" encoding="UTF-8"?&gt;</text:p>
      <text:p text:style-name="P1">&lt;eventos&gt;</text:p>
      <text:p text:style-name="P1"><text:s text:c="4"/>&lt;evento&gt;</text:p>
      <text:p text:style-name="P1"><text:s text:c="8"/>&lt;nombre&gt;IBM da a conocer el PC&lt;/nombre&gt;</text:p>
      <text:p text:style-name="P1"><text:s text:c="8"/>&lt;fecha&gt;</text:p>
      <text:p text:style-name="P1"><text:s/><text:tab/><text:tab/> &lt;dia&gt;12&lt;/dia&gt;</text:p>
      <text:p text:style-name="P1"><text:s text:c="3"/><text:tab/><text:tab/> &lt;mes&gt;08&lt;/mes&gt;</text:p>
      <text:p text:style-name="P1"><text:s text:c="3"/><text:tab/><text:tab/> &lt;año&gt;1981&lt;/año&gt;</text:p>
      <text:p text:style-name="P1"><text:tab/>&lt;/fecha&gt;</text:p>
      <text:p text:style-name="P1"><text:s text:c="4"/>&lt;/evento&gt;</text:p>
      <text:p text:style-name="P1"><text:s text:c="4"/>&lt;evento&gt;</text:p>
      <text:p text:style-name="P2"><text:span text:style-name="T1"><text:s text:c="8"/>&lt;nombre&gt;Fundación de Google&lt;/nombre&gt;</text:span></text:p>
      <text:p text:style-name="P2"><text:tab/>&lt;fecha&gt; </text:p>
      <text:p text:style-name="P2"><text:tab/><text:tab/>&lt;dia&gt;<text:span text:style-name="T1">04</text:span>&lt;/dia&gt; </text:p>
      <text:p text:style-name="P2"><text:tab/><text:tab/>&lt;mes&gt;0<text:span text:style-name="T1">9</text:span>&lt;/mes&gt; </text:p>
      <text:p text:style-name="P2"><text:tab/><text:tab/>&lt;año&gt;19<text:span text:style-name="T1">98</text:span>&lt;/año&gt;</text:p>
      <text:p text:style-name="P2"><text:tab/>&lt;/fecha&gt;</text:p>
      <text:p text:style-name="P1"><text:s text:c="4"/>&lt;/evento&gt;</text:p>
      <text:p text:style-name="P1"><text:s text:c="4"/>&lt;evento&gt;</text:p>
      <text:p text:style-name="P1"><text:s text:c="8"/>&lt;nombre&gt;Fundación de Facebook&lt;/nombre&gt;</text:p>
      <text:p text:style-name="P1"><text:tab/>&lt;fecha&gt;</text:p>
      <text:p text:style-name="P1"><text:tab/><text:tab/>&lt;dia&gt;04&lt;/dia&gt;</text:p>
      <text:p text:style-name="P1"><text:tab/><text:tab/>&lt;mes&gt;02&lt;/mes&gt;</text:p>
      <text:p text:style-name="P1"><text:tab/><text:tab/>&lt;año&gt;2004&lt;/año&gt;</text:p>
      <text:p text:style-name="P1"><text:tab/>&lt;/fecha&gt;</text:p>
      <text:p text:style-name="P1"><text:s text:c="4"/>&lt;/evento&gt;</text:p>
      <text:p text:style-name="P1">&lt;/eventos&gt;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18:06:37.510611875</meta:creation-date>
    <dc:date>2024-09-23T18:14:35.250320625</dc:date>
    <meta:editing-duration>PT7M58S</meta:editing-duration>
    <meta:editing-cycles>1</meta:editing-cycles>
    <meta:document-statistic meta:table-count="0" meta:image-count="0" meta:object-count="0" meta:page-count="1" meta:paragraph-count="28" meta:word-count="44" meta:character-count="524" meta:non-whitespace-character-count="416"/>
    <meta:generator>LibreOffice/7.3.7.2$Linux_X86_64 LibreOffice_project/30$Build-2</meta:generator>
  </office:meta>
</office:document-meta>
</file>